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SSARINHO_ALT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79 USF PASSARINHO ALT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PASSARINHO ALTO, 00001545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58M0S" table:style-name="ce3">
            <text:p>15:58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SSIRIA PERLA BRAGA GOMEZ</text:p>
          </table:table-cell>
          <table:table-cell office:value-type="date" office:date-value="1999-05-19T00:00:00" table:style-name="ce2">
            <text:p>19/05/1999</text:p>
          </table:table-cell>
          <table:table-cell office:value-type="string" table:style-name="ce1">
            <text:p>26 anos e 3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14.403.454-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81-04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dorinha</text:p>
          </table:table-cell>
          <table:table-cell office:value-type="string" table:style-name="ce1">
            <text:p>90B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140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.3" table:style-name="ce1">
            <text:p>50,3</text:p>
          </table:table-cell>
          <table:table-cell office:value-type="float" office:value="162" table:style-name="ce1">
            <text:p>162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100/60</text:p>
          </table:table-cell>
          <table:table-cell office:value-type="date" office:date-value="2025-06-26T00:00:00" table:style-name="ce2">
            <text:p>26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LA PATRICIA DOS SANTOS</text:p>
          </table:table-cell>
          <table:table-cell office:value-type="date" office:date-value="1988-06-23T00:00:00" table:style-name="ce2">
            <text:p>23/06/1988</text:p>
          </table:table-cell>
          <table:table-cell office:value-type="string" table:style-name="ce1">
            <text:p>37 anos e 2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4.262.294-08</text:p>
          </table:table-cell>
          <table:table-cell office:value-type="float" office:value="706409605242486" table:style-name="ce1">
            <text:p>7,0641E+14</text:p>
          </table:table-cell>
          <table:table-cell office:value-type="string" table:style-name="ce1">
            <text:p>(81) 99721-46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721-46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dorinha</text:p>
          </table:table-cell>
          <table:table-cell office:value-type="string" table:style-name="ce1">
            <text:p>15B</text:p>
          </table:table-cell>
          <table:table-cell office:value-type="string" table:style-name="ce1">
            <text:p>CASA DOS BOXES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14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5" table:style-name="ce1">
            <text:p>78,5</text:p>
          </table:table-cell>
          <table:table-cell office:value-type="float" office:value="166" table:style-name="ce1">
            <text:p>166</text:p>
          </table:table-cell>
          <table:table-cell office:value-type="date" office:date-value="2025-03-25T00:00:00" table:style-name="ce2">
            <text:p>25/03/2025</text:p>
          </table:table-cell>
          <table:table-cell office:value-type="string" table:style-name="ce1">
            <text:p>100/60</text:p>
          </table:table-cell>
          <table:table-cell office:value-type="date" office:date-value="2025-03-25T00:00:00" table:style-name="ce2">
            <text:p>25/03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YLANE VITORIA DA SILVA</text:p>
          </table:table-cell>
          <table:table-cell office:value-type="date" office:date-value="2005-02-08T00:00:00" table:style-name="ce2">
            <text:p>08/02/2005</text:p>
          </table:table-cell>
          <table:table-cell office:value-type="string" table:style-name="ce1">
            <text:p>20 anos e 6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3.198.954-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498-03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dorinha</text:p>
          </table:table-cell>
          <table:table-cell office:value-type="string" table:style-name="ce1">
            <text:p>110A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140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.7" table:style-name="ce1">
            <text:p>51,7</text:p>
          </table:table-cell>
          <table:table-cell office:value-type="float" office:value="160" table:style-name="ce1">
            <text:p>160</text:p>
          </table:table-cell>
          <table:table-cell office:value-type="date" office:date-value="2025-02-18T00:00:00" table:style-name="ce2">
            <text:p>18/02/2025</text:p>
          </table:table-cell>
          <table:table-cell office:value-type="string" table:style-name="ce1">
            <text:p>110/60</text:p>
          </table:table-cell>
          <table:table-cell office:value-type="date" office:date-value="2025-02-18T00:00:00" table:style-name="ce2">
            <text:p>18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NATALIA DOS SANTOS</text:p>
          </table:table-cell>
          <table:table-cell office:value-type="date" office:date-value="1989-12-25T00:00:00" table:style-name="ce2">
            <text:p>25/12/1989</text:p>
          </table:table-cell>
          <table:table-cell office:value-type="string" table:style-name="ce1">
            <text:p>35 anos e 8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7.568.944-92</text:p>
          </table:table-cell>
          <table:table-cell office:value-type="float" office:value="706905170297632" table:style-name="ce1">
            <text:p>7,06905E+14</text:p>
          </table:table-cell>
          <table:table-cell office:value-type="string" table:style-name="ce1">
            <text:p>(81) 98742-72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dorinh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14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6" table:style-name="ce1">
            <text:p>84,6</text:p>
          </table:table-cell>
          <table:table-cell office:value-type="float" office:value="162" table:style-name="ce1">
            <text:p>162</text:p>
          </table:table-cell>
          <table:table-cell office:value-type="date" office:date-value="2024-09-17T00:00:00" table:style-name="ce2">
            <text:p>17/09/2024</text:p>
          </table:table-cell>
          <table:table-cell office:value-type="string" table:style-name="ce1">
            <text:p>120/80</text:p>
          </table:table-cell>
          <table:table-cell office:value-type="date" office:date-value="2024-10-10T00:00:00" table:style-name="ce2">
            <text:p>10/10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RELLA RAIVA FELIX DE LIMA</text:p>
          </table:table-cell>
          <table:table-cell office:value-type="date" office:date-value="2005-09-17T00:00:00" table:style-name="ce2">
            <text:p>17/09/2005</text:p>
          </table:table-cell>
          <table:table-cell office:value-type="string" table:style-name="ce1">
            <text:p>19 anos e 11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506.514-40</text:p>
          </table:table-cell>
          <table:table-cell office:value-type="float" office:value="898004521043099" table:style-name="ce1">
            <text:p>8,98005E+14</text:p>
          </table:table-cell>
          <table:table-cell office:value-type="string" table:style-name="ce1">
            <text:p>(81) 99909-80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a-pau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18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Habitual</text:p>
          </table:table-cell>
          <table:table-cell office:value-type="float" office:value="233" table:style-name="ce1">
            <text:p>233</text:p>
          </table:table-cell>
          <table:table-cell office:value-type="float" office:value="5" table:style-name="ce1">
            <text:p>5</text:p>
          </table:table-cell>
          <table:table-cell office:value-type="float" office:value="235" table:style-name="ce1">
            <text:p>23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ROSA MANDU</text:p>
          </table:table-cell>
          <table:table-cell office:value-type="date" office:date-value="1998-04-04T00:00:00" table:style-name="ce2">
            <text:p>04/04/1998</text:p>
          </table:table-cell>
          <table:table-cell office:value-type="string" table:style-name="ce1">
            <text:p>27 anos e 4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753.604-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34-73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írio dos vales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330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156" table:style-name="ce1">
            <text:p>156</text:p>
          </table:table-cell>
          <table:table-cell office:value-type="date" office:date-value="2024-11-29T00:00:00" table:style-name="ce2">
            <text:p>29/11/2024</text:p>
          </table:table-cell>
          <table:table-cell office:value-type="string" table:style-name="ce1">
            <text:p>110/60</text:p>
          </table:table-cell>
          <table:table-cell office:value-type="date" office:date-value="2024-11-29T00:00:00" table:style-name="ce2">
            <text:p>29/11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" table:style-name="ce1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ANGELA MARCIONILA DE LIRA</text:p>
          </table:table-cell>
          <table:table-cell office:value-type="date" office:date-value="1987-01-17T00:00:00" table:style-name="ce2">
            <text:p>17/01/1987</text:p>
          </table:table-cell>
          <table:table-cell office:value-type="string" table:style-name="ce1">
            <text:p>38 anos e 7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1.525.014-08</text:p>
          </table:table-cell>
          <table:table-cell office:value-type="float" office:value="702902569017976" table:style-name="ce1">
            <text:p>7,02903E+14</text:p>
          </table:table-cell>
          <table:table-cell office:value-type="string" table:style-name="ce1">
            <text:p>(81) 3355-61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dorinha</text:p>
          </table:table-cell>
          <table:table-cell office:value-type="string" table:style-name="ce1">
            <text:p>55A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140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5" table:style-name="ce1">
            <text:p>57,5</text:p>
          </table:table-cell>
          <table:table-cell office:value-type="float" office:value="159" table:style-name="ce1">
            <text:p>159</text:p>
          </table:table-cell>
          <table:table-cell office:value-type="date" office:date-value="2017-07-13T00:00:00" table:style-name="ce2">
            <text:p>13/07/2017</text:p>
          </table:table-cell>
          <table:table-cell office:value-type="string" table:style-name="ce1">
            <text:p>100/60</text:p>
          </table:table-cell>
          <table:table-cell office:value-type="date" office:date-value="2018-02-06T00:00:00" table:style-name="ce2">
            <text:p>06/02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4" table:style-name="ce1">
            <text:p>43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EMARY SANTOS DE LIRA</text:p>
          </table:table-cell>
          <table:table-cell office:value-type="date" office:date-value="1984-02-01T00:00:00" table:style-name="ce2">
            <text:p>01/02/1984</text:p>
          </table:table-cell>
          <table:table-cell office:value-type="string" table:style-name="ce1">
            <text:p>41 anos e 7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5.019.954-33</text:p>
          </table:table-cell>
          <table:table-cell office:value-type="float" office:value="702603266111945" table:style-name="ce1">
            <text:p>7,02603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dorinha</text:p>
          </table:table-cell>
          <table:table-cell office:value-type="string" table:style-name="ce1">
            <text:p>55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140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4" table:style-name="ce1">
            <text:p>56,4</text:p>
          </table:table-cell>
          <table:table-cell office:value-type="float" office:value="157" table:style-name="ce1">
            <text:p>157</text:p>
          </table:table-cell>
          <table:table-cell office:value-type="date" office:date-value="2023-09-06T00:00:00" table:style-name="ce2">
            <text:p>06/09/2023</text:p>
          </table:table-cell>
          <table:table-cell office:value-type="string" table:style-name="ce1">
            <text:p>90/70</text:p>
          </table:table-cell>
          <table:table-cell office:value-type="date" office:date-value="2023-09-06T00:00:00" table:style-name="ce2">
            <text:p>06/09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7" table:style-name="ce1">
            <text:p>13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CAROLINE SABINO DE AMORIM</text:p>
          </table:table-cell>
          <table:table-cell office:value-type="date" office:date-value="1994-08-04T00:00:00" table:style-name="ce2">
            <text:p>04/08/1994</text:p>
          </table:table-cell>
          <table:table-cell office:value-type="string" table:style-name="ce1">
            <text:p>31 ano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5.129.114-36</text:p>
          </table:table-cell>
          <table:table-cell office:value-type="float" office:value="701406648784236" table:style-name="ce1">
            <text:p>7,01407E+14</text:p>
          </table:table-cell>
          <table:table-cell office:value-type="string" table:style-name="ce1">
            <text:p>(81) 99685-38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nha</text:p>
          </table:table-cell>
          <table:table-cell office:value-type="string" table:style-name="ce1">
            <text:p>3295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63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" table:style-name="ce1">
            <text:p>70</text:p>
          </table:table-cell>
          <table:table-cell office:value-type="float" office:value="157" table:style-name="ce1">
            <text:p>157</text:p>
          </table:table-cell>
          <table:table-cell office:value-type="date" office:date-value="2023-12-21T00:00:00" table:style-name="ce2">
            <text:p>21/12/2023</text:p>
          </table:table-cell>
          <table:table-cell office:value-type="string" table:style-name="ce1">
            <text:p>120/80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2" table:style-name="ce1">
            <text:p>11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NATA TRINDADE DE VASCONCELOS</text:p>
          </table:table-cell>
          <table:table-cell office:value-type="date" office:date-value="1987-02-08T00:00:00" table:style-name="ce2">
            <text:p>08/02/1987</text:p>
          </table:table-cell>
          <table:table-cell office:value-type="string" table:style-name="ce1">
            <text:p>38 anos e 6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6.891.854-52</text:p>
          </table:table-cell>
          <table:table-cell office:value-type="float" office:value="705007832859151" table:style-name="ce1">
            <text:p>7,05008E+14</text:p>
          </table:table-cell>
          <table:table-cell office:value-type="string" table:style-name="ce1">
            <text:p>(81) 99934-15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nha</text:p>
          </table:table-cell>
          <table:table-cell office:value-type="string" table:style-name="ce1">
            <text:p>3075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6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8" table:style-name="ce1">
            <text:p>79,8</text:p>
          </table:table-cell>
          <table:table-cell office:value-type="float" office:value="165" table:style-name="ce1">
            <text:p>165</text:p>
          </table:table-cell>
          <table:table-cell office:value-type="date" office:date-value="2021-06-02T00:00:00" table:style-name="ce2">
            <text:p>02/06/2021</text:p>
          </table:table-cell>
          <table:table-cell office:value-type="string" table:style-name="ce1">
            <text:p>130/90</text:p>
          </table:table-cell>
          <table:table-cell office:value-type="date" office:date-value="2021-06-10T00:00:00" table:style-name="ce2">
            <text:p>10/06/2021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9" table:style-name="ce1">
            <text:p>25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INEIDE SANTANA DE ANDRADE</text:p>
          </table:table-cell>
          <table:table-cell office:value-type="date" office:date-value="1996-07-28T00:00:00" table:style-name="ce2">
            <text:p>28/07/1996</text:p>
          </table:table-cell>
          <table:table-cell office:value-type="string" table:style-name="ce1">
            <text:p>29 anos e 1 mê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6.516.694-14</text:p>
          </table:table-cell>
          <table:table-cell office:value-type="float" office:value="700501153859858" table:style-name="ce1">
            <text:p>7,00501E+14</text:p>
          </table:table-cell>
          <table:table-cell office:value-type="string" table:style-name="ce1">
            <text:p>(81) 98793-83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nha</text:p>
          </table:table-cell>
          <table:table-cell office:value-type="float" office:value="3419" table:style-name="ce1">
            <text:p>34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630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7" table:style-name="ce1">
            <text:p>68,7</text:p>
          </table:table-cell>
          <table:table-cell office:value-type="float" office:value="173" table:style-name="ce1">
            <text:p>173</text:p>
          </table:table-cell>
          <table:table-cell office:value-type="date" office:date-value="2023-07-20T00:00:00" table:style-name="ce2">
            <text:p>20/07/2023</text:p>
          </table:table-cell>
          <table:table-cell office:value-type="string" table:style-name="ce1">
            <text:p>90/50</text:p>
          </table:table-cell>
          <table:table-cell office:value-type="date" office:date-value="2023-07-20T00:00:00" table:style-name="ce2">
            <text:p>20/07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4" table:style-name="ce1">
            <text:p>14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HEILA RODRIGUES DOS SANTOS</text:p>
          </table:table-cell>
          <table:table-cell office:value-type="date" office:date-value="1986-07-18T00:00:00" table:style-name="ce2">
            <text:p>18/07/1986</text:p>
          </table:table-cell>
          <table:table-cell office:value-type="string" table:style-name="ce1">
            <text:p>39 anos e 1 mê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5.836.314-07</text:p>
          </table:table-cell>
          <table:table-cell office:value-type="float" office:value="707802658050318" table:style-name="ce1">
            <text:p>7,07803E+14</text:p>
          </table:table-cell>
          <table:table-cell office:value-type="string" table:style-name="ce1">
            <text:p>(81) 98661-88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nha</text:p>
          </table:table-cell>
          <table:table-cell office:value-type="string" table:style-name="ce1">
            <text:p>3165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63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6" table:style-name="ce1">
            <text:p>3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S MONYQUE DA SILVA</text:p>
          </table:table-cell>
          <table:table-cell office:value-type="date" office:date-value="1992-05-03T00:00:00" table:style-name="ce2">
            <text:p>03/05/1992</text:p>
          </table:table-cell>
          <table:table-cell office:value-type="string" table:style-name="ce1">
            <text:p>33 anos e 3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3.148.974-13</text:p>
          </table:table-cell>
          <table:table-cell office:value-type="float" office:value="705002083398853" table:style-name="ce1">
            <text:p>7,05002E+14</text:p>
          </table:table-cell>
          <table:table-cell office:value-type="string" table:style-name="ce1">
            <text:p>(81) 99620-58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nha</text:p>
          </table:table-cell>
          <table:table-cell office:value-type="string" table:style-name="ce1">
            <text:p>3225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63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24-09-26T00:00:00" table:style-name="ce2">
            <text:p>26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" table:style-name="ce1">
            <text:p>8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S MONYQUE DA SILVA</text:p>
          </table:table-cell>
          <table:table-cell office:value-type="date" office:date-value="1997-08-29T00:00:00" table:style-name="ce2">
            <text:p>29/08/1997</text:p>
          </table:table-cell>
          <table:table-cell office:value-type="string" table:style-name="ce1">
            <text:p>28 ano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1087727237" table:style-name="ce1">
            <text:p>8,98001E+14</text:p>
          </table:table-cell>
          <table:table-cell office:value-type="string" table:style-name="ce1">
            <text:p>(81) 98449-31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 linha</text:p>
          </table:table-cell>
          <table:table-cell office:value-type="float" office:value="3220" table:style-name="ce1">
            <text:p>3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.3" table:style-name="ce1">
            <text:p>54,3</text:p>
          </table:table-cell>
          <table:table-cell office:value-type="float" office:value="155" table:style-name="ce1">
            <text:p>155</text:p>
          </table:table-cell>
          <table:table-cell office:value-type="date" office:date-value="2024-04-04T00:00:00" table:style-name="ce2">
            <text:p>04/04/2024</text:p>
          </table:table-cell>
          <table:table-cell office:value-type="string" table:style-name="ce1">
            <text:p>90/70</text:p>
          </table:table-cell>
          <table:table-cell office:value-type="date" office:date-value="2024-04-04T00:00:00" table:style-name="ce2">
            <text:p>04/04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ANAH ANDRADE PEIXOTO</text:p>
          </table:table-cell>
          <table:table-cell office:value-type="date" office:date-value="2008-11-18T00:00:00" table:style-name="ce2">
            <text:p>18/11/2008</text:p>
          </table:table-cell>
          <table:table-cell office:value-type="string" table:style-name="ce1">
            <text:p>16 anos e 9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5.099.954-25</text:p>
          </table:table-cell>
          <table:table-cell office:value-type="float" office:value="898002842499451" table:style-name="ce1">
            <text:p>8,98003E+14</text:p>
          </table:table-cell>
          <table:table-cell office:value-type="string" table:style-name="ce1">
            <text:p>(81) 98677-17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o nilo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40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153" table:style-name="ce1">
            <text:p>153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00/6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MANOELA DA SILVA</text:p>
          </table:table-cell>
          <table:table-cell office:value-type="date" office:date-value="1992-08-06T00:00:00" table:style-name="ce2">
            <text:p>06/08/1992</text:p>
          </table:table-cell>
          <table:table-cell office:value-type="string" table:style-name="ce1">
            <text:p>33 ano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1.826.994-04</text:p>
          </table:table-cell>
          <table:table-cell office:value-type="float" office:value="706005359941247" table:style-name="ce1">
            <text:p>7,06005E+14</text:p>
          </table:table-cell>
          <table:table-cell office:value-type="string" table:style-name="ce1">
            <text:p>(81) 99707-99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 passarinho</text:p>
          </table:table-cell>
          <table:table-cell office:value-type="string" table:style-name="ce1">
            <text:p>3210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00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" table:style-name="ce1">
            <text:p>68</text:p>
          </table:table-cell>
          <table:table-cell office:value-type="float" office:value="167" table:style-name="ce1">
            <text:p>167</text:p>
          </table:table-cell>
          <table:table-cell office:value-type="date" office:date-value="2025-06-03T00:00:00" table:style-name="ce2">
            <text:p>03/06/2025</text:p>
          </table:table-cell>
          <table:table-cell office:value-type="string" table:style-name="ce1">
            <text:p>120/80</text:p>
          </table:table-cell>
          <table:table-cell office:value-type="date" office:date-value="2025-06-03T00:00:00" table:style-name="ce2">
            <text:p>03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RLA SILVA RIBEIRO</text:p>
          </table:table-cell>
          <table:table-cell office:value-type="date" office:date-value="2003-12-26T00:00:00" table:style-name="ce2">
            <text:p>26/12/2003</text:p>
          </table:table-cell>
          <table:table-cell office:value-type="string" table:style-name="ce1">
            <text:p>21 anos e 8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0.087.734-76</text:p>
          </table:table-cell>
          <table:table-cell office:value-type="float" office:value="700507969735754" table:style-name="ce1">
            <text:p>7,00508E+14</text:p>
          </table:table-cell>
          <table:table-cell office:value-type="string" table:style-name="ce1">
            <text:p>(81) 99967-13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ínive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42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8" table:style-name="ce1">
            <text:p>65,8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00/6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ÚLIA EMANUELE SANTOS DA SILVA</text:p>
          </table:table-cell>
          <table:table-cell office:value-type="date" office:date-value="2009-06-03T00:00:00" table:style-name="ce2">
            <text:p>03/06/2009</text:p>
          </table:table-cell>
          <table:table-cell office:value-type="string" table:style-name="ce1">
            <text:p>16 anos e 2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1.773.604-62</text:p>
          </table:table-cell>
          <table:table-cell office:value-type="float" office:value="702908517047373" table:style-name="ce1">
            <text:p>7,02909E+14</text:p>
          </table:table-cell>
          <table:table-cell office:value-type="string" table:style-name="ce1">
            <text:p>(81) 98632-67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mari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4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1" table:style-name="ce1">
            <text:p>55,1</text:p>
          </table:table-cell>
          <table:table-cell office:value-type="float" office:value="162" table:style-name="ce1">
            <text:p>162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100/6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VINIA VITORIA DIAS DE ARAUJO</text:p>
          </table:table-cell>
          <table:table-cell office:value-type="date" office:date-value="2007-08-08T00:00:00" table:style-name="ce2">
            <text:p>08/08/2007</text:p>
          </table:table-cell>
          <table:table-cell office:value-type="string" table:style-name="ce1">
            <text:p>18 ano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40.371.194-12</text:p>
          </table:table-cell>
          <table:table-cell office:value-type="float" office:value="898003011191001" table:style-name="ce1">
            <text:p>8,98003E+14</text:p>
          </table:table-cell>
          <table:table-cell office:value-type="string" table:style-name="ce1">
            <text:p>(81) 98743-25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erusalem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39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099999999999994" table:style-name="ce1">
            <text:p>74,1</text:p>
          </table:table-cell>
          <table:table-cell office:value-type="float" office:value="173" table:style-name="ce1">
            <text:p>173</text:p>
          </table:table-cell>
          <table:table-cell office:value-type="date" office:date-value="2025-04-29T00:00:00" table:style-name="ce2">
            <text:p>29/04/2025</text:p>
          </table:table-cell>
          <table:table-cell office:value-type="string" table:style-name="ce1">
            <text:p>100/60</text:p>
          </table:table-cell>
          <table:table-cell office:value-type="date" office:date-value="2025-04-29T00:00:00" table:style-name="ce2">
            <text:p>29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DA CONCEICAO LIMA DA SILVA</text:p>
          </table:table-cell>
          <table:table-cell office:value-type="date" office:date-value="1986-12-08T00:00:00" table:style-name="ce2">
            <text:p>08/12/1986</text:p>
          </table:table-cell>
          <table:table-cell office:value-type="string" table:style-name="ce1">
            <text:p>38 anos e 8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6.639.744-03</text:p>
          </table:table-cell>
          <table:table-cell office:value-type="float" office:value="700202959834626" table:style-name="ce1">
            <text:p>7,00203E+14</text:p>
          </table:table-cell>
          <table:table-cell office:value-type="string" table:style-name="ce1">
            <text:p>(81) 98357-23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íniv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42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400000000000006" table:style-name="ce1">
            <text:p>64,4</text:p>
          </table:table-cell>
          <table:table-cell office:value-type="float" office:value="156" table:style-name="ce1">
            <text:p>156</text:p>
          </table:table-cell>
          <table:table-cell office:value-type="date" office:date-value="2023-01-12T00:00:00" table:style-name="ce2">
            <text:p>12/01/2023</text:p>
          </table:table-cell>
          <table:table-cell office:value-type="string" table:style-name="ce1">
            <text:p>100/60</text:p>
          </table:table-cell>
          <table:table-cell office:value-type="date" office:date-value="2023-05-11T00:00:00" table:style-name="ce2">
            <text:p>11/05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1" table:style-name="ce1">
            <text:p>15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JESUINO DA SILVA</text:p>
          </table:table-cell>
          <table:table-cell office:value-type="date" office:date-value="2005-02-02T00:00:00" table:style-name="ce2">
            <text:p>02/02/2005</text:p>
          </table:table-cell>
          <table:table-cell office:value-type="string" table:style-name="ce1">
            <text:p>20 anos e 6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845.124-28</text:p>
          </table:table-cell>
          <table:table-cell office:value-type="float" office:value="700404471978749" table:style-name="ce1">
            <text:p>7,00404E+14</text:p>
          </table:table-cell>
          <table:table-cell office:value-type="string" table:style-name="ce1">
            <text:p>(81) 99724-79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r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430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" table:style-name="ce1">
            <text:p>75</text:p>
          </table:table-cell>
          <table:table-cell office:value-type="float" office:value="160" table:style-name="ce1">
            <text:p>160</text:p>
          </table:table-cell>
          <table:table-cell office:value-type="date" office:date-value="2025-01-09T00:00:00" table:style-name="ce2">
            <text:p>09/01/2025</text:p>
          </table:table-cell>
          <table:table-cell office:value-type="string" table:style-name="ce1">
            <text:p>100/60</text:p>
          </table:table-cell>
          <table:table-cell office:value-type="date" office:date-value="2025-01-09T00:00:00" table:style-name="ce2">
            <text:p>09/01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TRICIA MIRELE ARAUJO DE SENA</text:p>
          </table:table-cell>
          <table:table-cell office:value-type="date" office:date-value="1997-08-14T00:00:00" table:style-name="ce2">
            <text:p>14/08/1997</text:p>
          </table:table-cell>
          <table:table-cell office:value-type="string" table:style-name="ce1">
            <text:p>28 ano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1.644.104-88</text:p>
          </table:table-cell>
          <table:table-cell office:value-type="float" office:value="706404637513286" table:style-name="ce1">
            <text:p>7,06405E+14</text:p>
          </table:table-cell>
          <table:table-cell office:value-type="string" table:style-name="ce1">
            <text:p>(81) 98632-27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430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.3" table:style-name="ce1">
            <text:p>50,3</text:p>
          </table:table-cell>
          <table:table-cell office:value-type="float" office:value="153" table:style-name="ce1">
            <text:p>153</text:p>
          </table:table-cell>
          <table:table-cell office:value-type="date" office:date-value="2022-03-10T00:00:00" table:style-name="ce2">
            <text:p>10/03/2022</text:p>
          </table:table-cell>
          <table:table-cell office:value-type="string" table:style-name="ce1">
            <text:p>100/70</text:p>
          </table:table-cell>
          <table:table-cell office:value-type="date" office:date-value="2023-03-31T00:00:00" table:style-name="ce2">
            <text:p>31/03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6" table:style-name="ce1">
            <text:p>18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MARA ELLEN SANTIAGO NUNES RIBEIRO</text:p>
          </table:table-cell>
          <table:table-cell office:value-type="date" office:date-value="2003-03-24T00:00:00" table:style-name="ce2">
            <text:p>24/03/2003</text:p>
          </table:table-cell>
          <table:table-cell office:value-type="string" table:style-name="ce1">
            <text:p>22 anos e 5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3.466.104-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894-43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o nilo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40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.7" table:style-name="ce1">
            <text:p>90,7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00/6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IS KAMILLA SOARES DE SANT ANA</text:p>
          </table:table-cell>
          <table:table-cell office:value-type="date" office:date-value="1998-04-18T00:00:00" table:style-name="ce2">
            <text:p>18/04/1998</text:p>
          </table:table-cell>
          <table:table-cell office:value-type="string" table:style-name="ce1">
            <text:p>27 anos e 4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4.814.114-05</text:p>
          </table:table-cell>
          <table:table-cell office:value-type="float" office:value="707602238121591" table:style-name="ce1">
            <text:p>7,07602E+14</text:p>
          </table:table-cell>
          <table:table-cell office:value-type="string" table:style-name="ce1">
            <text:p>(81) 99394-66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geu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4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7" table:style-name="ce1">
            <text:p>73,7</text:p>
          </table:table-cell>
          <table:table-cell office:value-type="float" office:value="159" table:style-name="ce1">
            <text:p>159</text:p>
          </table:table-cell>
          <table:table-cell office:value-type="date" office:date-value="2024-08-13T00:00:00" table:style-name="ce2">
            <text:p>13/08/2024</text:p>
          </table:table-cell>
          <table:table-cell office:value-type="string" table:style-name="ce1">
            <text:p>140/80</text:p>
          </table:table-cell>
          <table:table-cell office:value-type="date" office:date-value="2024-08-13T00:00:00" table:style-name="ce2">
            <text:p>13/08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RA VITORIA ROCHA BEZERRA DA SILVA</text:p>
          </table:table-cell>
          <table:table-cell office:value-type="date" office:date-value="2000-10-21T00:00:00" table:style-name="ce2">
            <text:p>21/10/2000</text:p>
          </table:table-cell>
          <table:table-cell office:value-type="string" table:style-name="ce1">
            <text:p>24 anos e 10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7.486.074-31</text:p>
          </table:table-cell>
          <table:table-cell office:value-type="float" office:value="704303583462992" table:style-name="ce1">
            <text:p>7,04304E+14</text:p>
          </table:table-cell>
          <table:table-cell office:value-type="string" table:style-name="ce1">
            <text:p>(81) 99895-89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rquide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550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0" table:style-name="ce1">
            <text:p>130</text:p>
          </table:table-cell>
          <table:table-cell office:value-type="float" office:value="165" table:style-name="ce1">
            <text:p>165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114/70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LAYNE SILVA CAVALCANTI</text:p>
          </table:table-cell>
          <table:table-cell office:value-type="date" office:date-value="2003-09-07T00:00:00" table:style-name="ce2">
            <text:p>07/09/2003</text:p>
          </table:table-cell>
          <table:table-cell office:value-type="string" table:style-name="ce1">
            <text:p>21 anos e 11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1.114.384-50</text:p>
          </table:table-cell>
          <table:table-cell office:value-type="float" office:value="702803137555969" table:style-name="ce1">
            <text:p>7,02803E+14</text:p>
          </table:table-cell>
          <table:table-cell office:value-type="string" table:style-name="ce1">
            <text:p>(81) 98121-53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um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23 B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46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40/90</text:p>
          </table:table-cell>
          <table:table-cell office:value-type="date" office:date-value="2024-11-28T00:00:00" table:style-name="ce2">
            <text:p>28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" table:style-name="ce1">
            <text:p>77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ILENE PIRES DA SILVA</text:p>
          </table:table-cell>
          <table:table-cell office:value-type="date" office:date-value="1999-10-21T00:00:00" table:style-name="ce2">
            <text:p>21/10/1999</text:p>
          </table:table-cell>
          <table:table-cell office:value-type="string" table:style-name="ce1">
            <text:p>25 anos e 10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3.060.264-14</text:p>
          </table:table-cell>
          <table:table-cell office:value-type="float" office:value="706208081494768" table:style-name="ce1">
            <text:p>7,06208E+14</text:p>
          </table:table-cell>
          <table:table-cell office:value-type="string" table:style-name="ce1">
            <text:p>(81) 99924-36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um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460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Alto</text:p>
          </table:table-cell>
          <table:table-cell office:value-type="float" office:value="459" table:style-name="ce1">
            <text:p>459</text:p>
          </table:table-cell>
          <table:table-cell office:value-type="float" office:value="4" table:style-name="ce1">
            <text:p>4</text:p>
          </table:table-cell>
          <table:table-cell office:value-type="float" office:value="460" table:style-name="ce1">
            <text:p>46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VELLE DOS SANTOS SILVA</text:p>
          </table:table-cell>
          <table:table-cell office:value-type="date" office:date-value="2007-07-09T00:00:00" table:style-name="ce2">
            <text:p>09/07/2007</text:p>
          </table:table-cell>
          <table:table-cell office:value-type="string" table:style-name="ce1">
            <text:p>18 anos e 1 mê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8.251.054-56</text:p>
          </table:table-cell>
          <table:table-cell office:value-type="float" office:value="898001087840831" table:style-name="ce1">
            <text:p>8,98001E+14</text:p>
          </table:table-cell>
          <table:table-cell office:value-type="string" table:style-name="ce1">
            <text:p>(81) 99847-95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racu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59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" table:style-name="ce1">
            <text:p>63</text:p>
          </table:table-cell>
          <table:table-cell office:value-type="float" office:value="168" table:style-name="ce1">
            <text:p>168</text:p>
          </table:table-cell>
          <table:table-cell office:value-type="date" office:date-value="2024-11-12T00:00:00" table:style-name="ce2">
            <text:p>12/11/2024</text:p>
          </table:table-cell>
          <table:table-cell office:value-type="string" table:style-name="ce1">
            <text:p>101/66</text:p>
          </table:table-cell>
          <table:table-cell office:value-type="date" office:date-value="2025-04-24T00:00:00" table:style-name="ce2">
            <text:p>24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LAVIA TRAVASSOS DA COSTA</text:p>
          </table:table-cell>
          <table:table-cell office:value-type="date" office:date-value="1994-03-01T00:00:00" table:style-name="ce2">
            <text:p>01/03/1994</text:p>
          </table:table-cell>
          <table:table-cell office:value-type="string" table:style-name="ce1">
            <text:p>31 anos e 6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6.250.254-16</text:p>
          </table:table-cell>
          <table:table-cell office:value-type="float" office:value="707002883221032" table:style-name="ce1">
            <text:p>7,07003E+14</text:p>
          </table:table-cell>
          <table:table-cell office:value-type="string" table:style-name="ce1">
            <text:p>(81) 98642-55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is de julh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CASW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49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60/100</text:p>
          </table:table-cell>
          <table:table-cell office:value-type="date" office:date-value="2024-08-19T00:00:00" table:style-name="ce2">
            <text:p>19/08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LITA COSME DA SILVA</text:p>
          </table:table-cell>
          <table:table-cell office:value-type="date" office:date-value="2000-06-14T00:00:00" table:style-name="ce2">
            <text:p>14/06/2000</text:p>
          </table:table-cell>
          <table:table-cell office:value-type="string" table:style-name="ce1">
            <text:p>25 anos e 2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736.244-08</text:p>
          </table:table-cell>
          <table:table-cell office:value-type="float" office:value="700401408250749" table:style-name="ce1">
            <text:p>7,00401E+14</text:p>
          </table:table-cell>
          <table:table-cell office:value-type="string" table:style-name="ce1">
            <text:p>(81) 98328-35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um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460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3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LITA KATLLE DA SILVA SANTOS</text:p>
          </table:table-cell>
          <table:table-cell office:value-type="date" office:date-value="1996-10-11T00:00:00" table:style-name="ce2">
            <text:p>11/10/1996</text:p>
          </table:table-cell>
          <table:table-cell office:value-type="string" table:style-name="ce1">
            <text:p>28 anos e 10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719.799.464-00</text:p>
          </table:table-cell>
          <table:table-cell office:value-type="float" office:value="898004121452374" table:style-name="ce1">
            <text:p>8,98004E+14</text:p>
          </table:table-cell>
          <table:table-cell office:value-type="string" table:style-name="ce1">
            <text:p>(81) 98601-52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racu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5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5-05-14T00:00:00" table:style-name="ce2">
            <text:p>14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ILLY GRACIELA OLIVEIRA DA SILVA</text:p>
          </table:table-cell>
          <table:table-cell office:value-type="date" office:date-value="2008-05-29T00:00:00" table:style-name="ce2">
            <text:p>29/05/2008</text:p>
          </table:table-cell>
          <table:table-cell office:value-type="string" table:style-name="ce1">
            <text:p>17 anos e 3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56.246.634-80</text:p>
          </table:table-cell>
          <table:table-cell office:value-type="float" office:value="700105975958214" table:style-name="ce1">
            <text:p>7,00106E+14</text:p>
          </table:table-cell>
          <table:table-cell office:value-type="string" table:style-name="ce1">
            <text:p>(81) 98295-29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a linha</text:p>
          </table:table-cell>
          <table:table-cell office:value-type="float" office:value="5095" table:style-name="ce1">
            <text:p>5095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PASSARINHO ALT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63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" table:style-name="ce1">
            <text:p>59</text:p>
          </table:table-cell>
          <table:table-cell office:value-type="float" office:value="161" table:style-name="ce1">
            <text:p>161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100/60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ILLY JESSICA PIRES DO NASCIMENTO</text:p>
          </table:table-cell>
          <table:table-cell office:value-type="date" office:date-value="2004-03-24T00:00:00" table:style-name="ce2">
            <text:p>24/03/2004</text:p>
          </table:table-cell>
          <table:table-cell office:value-type="string" table:style-name="ce1">
            <text:p>21 anos e 5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7.166.464-30</text:p>
          </table:table-cell>
          <table:table-cell office:value-type="float" office:value="898004140659264" table:style-name="ce1">
            <text:p>8,98004E+14</text:p>
          </table:table-cell>
          <table:table-cell office:value-type="string" table:style-name="ce1">
            <text:p>(81) 98818-47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a linha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PASSARINHO ALT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63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" table:style-name="ce1">
            <text:p>70</text:p>
          </table:table-cell>
          <table:table-cell office:value-type="float" office:value="164" table:style-name="ce1">
            <text:p>164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110/70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SLANA MARQUES DA SILVA</text:p>
          </table:table-cell>
          <table:table-cell office:value-type="date" office:date-value="2000-07-31T00:00:00" table:style-name="ce2">
            <text:p>31/07/2000</text:p>
          </table:table-cell>
          <table:table-cell office:value-type="string" table:style-name="ce1">
            <text:p>25 anos e 1 mê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485.864-78</text:p>
          </table:table-cell>
          <table:table-cell office:value-type="float" office:value="203106185110004" table:style-name="ce1">
            <text:p>2,03106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5" table:style-name="ce1">
            <text:p>73,5</text:p>
          </table:table-cell>
          <table:table-cell office:value-type="float" office:value="167" table:style-name="ce1">
            <text:p>167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110/7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ONAY ANDRADE DA SILVA</text:p>
          </table:table-cell>
          <table:table-cell office:value-type="date" office:date-value="1997-09-22T00:00:00" table:style-name="ce2">
            <text:p>22/09/1997</text:p>
          </table:table-cell>
          <table:table-cell office:value-type="string" table:style-name="ce1">
            <text:p>27 anos e 11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8.547.394-08</text:p>
          </table:table-cell>
          <table:table-cell office:value-type="float" office:value="708205621976949" table:style-name="ce1">
            <text:p>7,08206E+14</text:p>
          </table:table-cell>
          <table:table-cell office:value-type="string" table:style-name="ce1">
            <text:p>(81) 99831-51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Chorão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17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" table:style-name="ce1">
            <text:p>84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90/6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RA MARIA DOS SANTOS</text:p>
          </table:table-cell>
          <table:table-cell office:value-type="date" office:date-value="1999-07-09T00:00:00" table:style-name="ce2">
            <text:p>09/07/1999</text:p>
          </table:table-cell>
          <table:table-cell office:value-type="string" table:style-name="ce1">
            <text:p>26 anos e 1 mê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8.929.964-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698-17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Chorão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1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1" table:style-name="ce1">
            <text:p>87,1</text:p>
          </table:table-cell>
          <table:table-cell office:value-type="float" office:value="164" table:style-name="ce1">
            <text:p>164</text:p>
          </table:table-cell>
          <table:table-cell office:value-type="date" office:date-value="2024-11-14T00:00:00" table:style-name="ce2">
            <text:p>14/11/2024</text:p>
          </table:table-cell>
          <table:table-cell office:value-type="string" table:style-name="ce1">
            <text:p>120/80</text:p>
          </table:table-cell>
          <table:table-cell office:value-type="date" office:date-value="2025-03-17T00:00:00" table:style-name="ce2">
            <text:p>17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TIANA MARIA PINHEIRO</text:p>
          </table:table-cell>
          <table:table-cell office:value-type="date" office:date-value="1981-11-10T00:00:00" table:style-name="ce2">
            <text:p>10/11/1981</text:p>
          </table:table-cell>
          <table:table-cell office:value-type="string" table:style-name="ce1">
            <text:p>43 anos e 9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6.266.594-11</text:p>
          </table:table-cell>
          <table:table-cell office:value-type="float" office:value="705003873589953" table:style-name="ce1">
            <text:p>7,05004E+14</text:p>
          </table:table-cell>
          <table:table-cell office:value-type="string" table:style-name="ce1">
            <text:p>(82) 98758-67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Chorão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17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8" table:style-name="ce1">
            <text:p>108</text:p>
          </table:table-cell>
          <table:table-cell office:value-type="float" office:value="172" table:style-name="ce1">
            <text:p>172</text:p>
          </table:table-cell>
          <table:table-cell office:value-type="date" office:date-value="2023-06-01T00:00:00" table:style-name="ce2">
            <text:p>01/06/2023</text:p>
          </table:table-cell>
          <table:table-cell office:value-type="string" table:style-name="ce1">
            <text:p>130/80</text:p>
          </table:table-cell>
          <table:table-cell office:value-type="date" office:date-value="2023-06-01T00:00:00" table:style-name="ce2">
            <text:p>01/06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4" table:style-name="ce1">
            <text:p>14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ZA MARIA DE SOUSA OLIVEIRA</text:p>
          </table:table-cell>
          <table:table-cell office:value-type="date" office:date-value="1987-09-30T00:00:00" table:style-name="ce2">
            <text:p>30/09/1987</text:p>
          </table:table-cell>
          <table:table-cell office:value-type="string" table:style-name="ce1">
            <text:p>37 anos e 11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065.573.054-09</text:p>
          </table:table-cell>
          <table:table-cell office:value-type="float" office:value="705006856235858" table:style-name="ce1">
            <text:p>7,05007E+14</text:p>
          </table:table-cell>
          <table:table-cell office:value-type="string" table:style-name="ce1">
            <text:p>(81) 3355-6194</text:p>
          </table:table-cell>
          <table:table-cell office:value-type="string" table:style-name="ce1">
            <text:p>(81) 3443-64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Lirios do vales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30-0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4" table:style-name="ce1">
            <text:p>86,4</text:p>
          </table:table-cell>
          <table:table-cell office:value-type="float" office:value="160" table:style-name="ce1">
            <text:p>160</text:p>
          </table:table-cell>
          <table:table-cell office:value-type="date" office:date-value="2016-04-14T00:00:00" table:style-name="ce2">
            <text:p>14/04/2016</text:p>
          </table:table-cell>
          <table:table-cell office:value-type="string" table:style-name="ce1">
            <text:p>120/80</text:p>
          </table:table-cell>
          <table:table-cell office:value-type="date" office:date-value="2025-05-22T00:00:00" table:style-name="ce2">
            <text:p>22/05/2025</text:p>
          </table:table-cell>
          <table:table-cell office:value-type="string" table:style-name="ce1">
            <text:p>Alto</text:p>
          </table:table-cell>
          <table:table-cell office:value-type="float" office:value="495" table:style-name="ce1">
            <text:p>495</text:p>
          </table:table-cell>
          <table:table-cell office:value-type="float" office:value="6" table:style-name="ce1">
            <text:p>6</text:p>
          </table:table-cell>
          <table:table-cell office:value-type="float" office:value="494" table:style-name="ce1">
            <text:p>49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LAVIA MARQUES DA SILVA</text:p>
          </table:table-cell>
          <table:table-cell office:value-type="date" office:date-value="1992-08-08T00:00:00" table:style-name="ce2">
            <text:p>08/08/1992</text:p>
          </table:table-cell>
          <table:table-cell office:value-type="string" table:style-name="ce1">
            <text:p>33 ano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8.964.914-43</text:p>
          </table:table-cell>
          <table:table-cell office:value-type="float" office:value="703604090355439" table:style-name="ce1">
            <text:p>7,03604E+14</text:p>
          </table:table-cell>
          <table:table-cell office:value-type="string" table:style-name="ce1">
            <text:p>(81) 98481-41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Patativ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10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4" table:style-name="ce1">
            <text:p>63,4</text:p>
          </table:table-cell>
          <table:table-cell office:value-type="float" office:value="155" table:style-name="ce1">
            <text:p>155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112/64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ANA RIBEIRO DOS SANTOS</text:p>
          </table:table-cell>
          <table:table-cell office:value-type="date" office:date-value="1999-06-29T00:00:00" table:style-name="ce2">
            <text:p>29/06/1999</text:p>
          </table:table-cell>
          <table:table-cell office:value-type="string" table:style-name="ce1">
            <text:p>26 anos e 2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4.537.984-60</text:p>
          </table:table-cell>
          <table:table-cell office:value-type="float" office:value="203107945650003" table:style-name="ce1">
            <text:p>2,03108E+14</text:p>
          </table:table-cell>
          <table:table-cell office:value-type="string" table:style-name="ce1">
            <text:p>(81) 99680-28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horão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17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60/100</text:p>
          </table:table-cell>
          <table:table-cell office:value-type="date" office:date-value="2025-03-20T00:00:00" table:style-name="ce2">
            <text:p>20/03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IVIA CAROLINE DE ANDRADE</text:p>
          </table:table-cell>
          <table:table-cell office:value-type="date" office:date-value="1994-11-20T00:00:00" table:style-name="ce2">
            <text:p>20/11/1994</text:p>
          </table:table-cell>
          <table:table-cell office:value-type="string" table:style-name="ce1">
            <text:p>30 anos e 9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6.419.204-32</text:p>
          </table:table-cell>
          <table:table-cell office:value-type="float" office:value="703600017952631" table:style-name="ce1">
            <text:p>7,036E+14</text:p>
          </table:table-cell>
          <table:table-cell office:value-type="string" table:style-name="ce1">
            <text:p>(81) 99861-89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.1" table:style-name="ce1">
            <text:p>95,1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130/80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IARA SAMPAIO DA SILVA</text:p>
          </table:table-cell>
          <table:table-cell office:value-type="date" office:date-value="1994-05-31T00:00:00" table:style-name="ce2">
            <text:p>31/05/1994</text:p>
          </table:table-cell>
          <table:table-cell office:value-type="string" table:style-name="ce1">
            <text:p>31 anos e 3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703.724.304-30</text:p>
          </table:table-cell>
          <table:table-cell office:value-type="float" office:value="705800427783435" table:style-name="ce1">
            <text:p>7,058E+14</text:p>
          </table:table-cell>
          <table:table-cell office:value-type="string" table:style-name="ce1">
            <text:p>(81) 99922-62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horão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17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4" table:style-name="ce1">
            <text:p>144</text:p>
          </table:table-cell>
          <table:table-cell office:value-type="float" office:value="179" table:style-name="ce1">
            <text:p>179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20/8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LUANA DA SILVA</text:p>
          </table:table-cell>
          <table:table-cell office:value-type="date" office:date-value="2022-05-27T00:00:00" table:style-name="ce2">
            <text:p>27/05/2022</text:p>
          </table:table-cell>
          <table:table-cell office:value-type="string" table:style-name="ce1">
            <text:p>3 anos e 3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3002470165" table:style-name="ce1">
            <text:p>8,98003E+14</text:p>
          </table:table-cell>
          <table:table-cell office:value-type="string" table:style-name="ce1">
            <text:p>(81) 9648-1361</text:p>
          </table:table-cell>
          <table:table-cell office:value-type="string" table:style-name="ce1">
            <text:p>(81) 8762-82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geu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45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8" table:style-name="ce1">
            <text:p>65,8</text:p>
          </table:table-cell>
          <table:table-cell office:value-type="float" office:value="156" table:style-name="ce1">
            <text:p>156</text:p>
          </table:table-cell>
          <table:table-cell office:value-type="date" office:date-value="2025-07-08T00:00:00" table:style-name="ce2">
            <text:p>08/07/2025</text:p>
          </table:table-cell>
          <table:table-cell office:value-type="string" table:style-name="ce1">
            <text:p>100/7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RELLY CAROLAINE RODRIGUES DA SILVA</text:p>
          </table:table-cell>
          <table:table-cell office:value-type="date" office:date-value="1997-03-18T00:00:00" table:style-name="ce2">
            <text:p>18/03/1997</text:p>
          </table:table-cell>
          <table:table-cell office:value-type="string" table:style-name="ce1">
            <text:p>28 anos e 5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6.362.304-07</text:p>
          </table:table-cell>
          <table:table-cell office:value-type="float" office:value="706401632073285" table:style-name="ce1">
            <text:p>7,06402E+14</text:p>
          </table:table-cell>
          <table:table-cell office:value-type="string" table:style-name="ce1">
            <text:p>(81) 99963-61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3" table:style-name="ce1">
            <text:p>64,3</text:p>
          </table:table-cell>
          <table:table-cell office:value-type="float" office:value="165" table:style-name="ce1">
            <text:p>165</text:p>
          </table:table-cell>
          <table:table-cell office:value-type="date" office:date-value="2025-04-01T00:00:00" table:style-name="ce2">
            <text:p>01/04/2025</text:p>
          </table:table-cell>
          <table:table-cell office:value-type="string" table:style-name="ce1">
            <text:p>110/70</text:p>
          </table:table-cell>
          <table:table-cell office:value-type="date" office:date-value="2025-04-01T00:00:00" table:style-name="ce2">
            <text:p>01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" table:style-name="ce1">
            <text:p>61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SYBELLE DA SILVA RAMOS</text:p>
          </table:table-cell>
          <table:table-cell office:value-type="date" office:date-value="1994-09-04T00:00:00" table:style-name="ce2">
            <text:p>04/09/1994</text:p>
          </table:table-cell>
          <table:table-cell office:value-type="string" table:style-name="ce1">
            <text:p>30 anos e 11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0.254.764-40</text:p>
          </table:table-cell>
          <table:table-cell office:value-type="float" office:value="700004140570703" table:style-name="ce1">
            <text:p>7,00004E+14</text:p>
          </table:table-cell>
          <table:table-cell office:value-type="string" table:style-name="ce1">
            <text:p>(81) 3355-61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Elisa cabral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3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16-07-21T00:00:00" table:style-name="ce2">
            <text:p>21/07/2016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7" table:style-name="ce1">
            <text:p>51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E KEROLAYNE VENAN DE ARRUDA</text:p>
          </table:table-cell>
          <table:table-cell office:value-type="date" office:date-value="1999-08-14T00:00:00" table:style-name="ce2">
            <text:p>14/08/1999</text:p>
          </table:table-cell>
          <table:table-cell office:value-type="string" table:style-name="ce1">
            <text:p>26 ano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4.234.974-11</text:p>
          </table:table-cell>
          <table:table-cell office:value-type="float" office:value="898002937649809" table:style-name="ce1">
            <text:p>8,98003E+14</text:p>
          </table:table-cell>
          <table:table-cell office:value-type="string" table:style-name="ce1">
            <text:p>(84) 98829-69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3" table:style-name="ce1">
            <text:p>82,3</text:p>
          </table:table-cell>
          <table:table-cell office:value-type="float" office:value="156" table:style-name="ce1">
            <text:p>156</text:p>
          </table:table-cell>
          <table:table-cell office:value-type="date" office:date-value="2024-09-17T00:00:00" table:style-name="ce2">
            <text:p>17/09/2024</text:p>
          </table:table-cell>
          <table:table-cell office:value-type="string" table:style-name="ce1">
            <text:p>110/70</text:p>
          </table:table-cell>
          <table:table-cell office:value-type="date" office:date-value="2024-09-17T00:00:00" table:style-name="ce2">
            <text:p>17/09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SSA CAROLINA DA SILVA NASCIMENTO</text:p>
          </table:table-cell>
          <table:table-cell office:value-type="date" office:date-value="1993-09-15T00:00:00" table:style-name="ce2">
            <text:p>15/09/1993</text:p>
          </table:table-cell>
          <table:table-cell office:value-type="string" table:style-name="ce1">
            <text:p>31 anos e 11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6.762.334-57</text:p>
          </table:table-cell>
          <table:table-cell office:value-type="float" office:value="704109194544073" table:style-name="ce1">
            <text:p>7,04109E+14</text:p>
          </table:table-cell>
          <table:table-cell office:value-type="string" table:style-name="ce1">
            <text:p>(81) 99742-89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Graúna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220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BERTA FELIX DOS SANTOS</text:p>
          </table:table-cell>
          <table:table-cell office:value-type="date" office:date-value="1987-02-12T00:00:00" table:style-name="ce2">
            <text:p>12/02/1987</text:p>
          </table:table-cell>
          <table:table-cell office:value-type="string" table:style-name="ce1">
            <text:p>38 anos e 6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209042772960001" table:style-name="ce1">
            <text:p>2,09043E+14</text:p>
          </table:table-cell>
          <table:table-cell office:value-type="string" table:style-name="ce1">
            <text:p>(81) 98821-49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97/65</text:p>
          </table:table-cell>
          <table:table-cell office:value-type="date" office:date-value="2021-04-05T00:00:00" table:style-name="ce2">
            <text:p>05/04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4" table:style-name="ce1">
            <text:p>1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54:39Z</meta:creation-date>
    <dc:date>2025-09-16T19:54:39Z</dc:date>
  </office:meta>
</office:document-meta>
</file>